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6pt" officeooo:rsid="0013bd38" officeooo:paragraph-rsid="0013bd38" style:font-size-asian="14pt" style:font-size-complex="16pt"/>
    </style:style>
    <style:style style:name="P2" style:family="paragraph" style:parent-style-name="Heading_20_3">
      <style:text-properties fo:font-size="16pt" officeooo:rsid="0013bd38" style:font-size-asian="14pt" style:font-size-complex="16pt"/>
    </style:style>
    <style:style style:name="P3" style:family="paragraph" style:parent-style-name="Heading_20_3">
      <style:text-properties officeooo:rsid="001528ee" officeooo:paragraph-rsid="001528ee"/>
    </style:style>
    <style:style style:name="P4" style:family="paragraph" style:parent-style-name="Heading_20_3">
      <style:text-properties officeooo:paragraph-rsid="001528ee"/>
    </style:style>
    <style:style style:name="P5" style:family="paragraph" style:parent-style-name="Heading_20_3">
      <style:text-properties fo:font-weight="bold" officeooo:rsid="001528ee" officeooo:paragraph-rsid="001528ee" style:font-weight-asian="bold" style:font-weight-complex="bold"/>
    </style:style>
    <style:style style:name="P6" style:family="paragraph" style:parent-style-name="Heading_20_3">
      <style:text-properties fo:font-size="12pt" fo:font-weight="bold" officeooo:rsid="001528e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officeooo:rsid="0013bd38" officeooo:paragraph-rsid="0013bd38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5e43a" officeooo:paragraph-rsid="0015e43a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5e43a" officeooo:paragraph-rsid="0015e43a" style:font-size-asian="14pt" style:font-size-complex="16pt"/>
    </style:style>
    <style:style style:name="P10" style:family="paragraph" style:parent-style-name="Text_20_body">
      <style:text-properties fo:font-size="16pt" officeooo:rsid="0013bd38" style:font-size-asian="14pt" style:font-size-complex="16pt"/>
    </style:style>
    <style:style style:name="P11" style:family="paragraph" style:parent-style-name="Text_20_body">
      <style:text-properties officeooo:rsid="001528ee" officeooo:paragraph-rsid="001528ee"/>
    </style:style>
    <style:style style:name="P12" style:family="paragraph" style:parent-style-name="Text_20_body">
      <style:text-properties officeooo:rsid="001528ee" officeooo:paragraph-rsid="0015e43a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1528ee"/>
    </style:style>
    <style:style style:name="P15" style:family="paragraph" style:parent-style-name="Text_20_body">
      <style:text-properties fo:font-weight="bold" officeooo:rsid="001528ee" officeooo:paragraph-rsid="001528ee" style:font-weight-asian="bold" style:font-weight-complex="bold"/>
    </style:style>
    <style:style style:name="P16" style:family="paragraph" style:parent-style-name="Text_20_body">
      <style:text-properties fo:font-weight="bold" officeooo:rsid="001528ee" officeooo:paragraph-rsid="0015e43a" style:font-weight-asian="bold" style:font-weight-complex="bold"/>
    </style:style>
    <style:style style:name="P17" style:family="paragraph" style:parent-style-name="Text_20_body" style:list-style-name="L11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 style:list-style-name="L5">
      <style:text-properties fo:font-weight="bold" style:font-weight-asian="bold" style:font-weight-complex="bold"/>
    </style:style>
    <style:style style:name="P20" style:family="paragraph" style:parent-style-name="Text_20_body" style:list-style-name="L4"/>
    <style:style style:name="P21" style:family="paragraph" style:parent-style-name="Text_20_body">
      <style:text-properties fo:font-size="12pt" fo:font-weight="bold" officeooo:rsid="001528ee" style:font-size-asian="10.5pt" style:font-weight-asian="bold" style:font-size-complex="12pt" style:font-weight-complex="bold"/>
    </style:style>
    <style:style style:name="P22" style:family="paragraph" style:parent-style-name="Text_20_body">
      <style:text-properties fo:font-size="12pt" fo:font-weight="bold" officeooo:rsid="001528ee" officeooo:paragraph-rsid="0015e43a" style:font-size-asian="10.5pt" style:font-weight-asian="bold" style:font-size-complex="12pt" style:font-weight-complex="bold"/>
    </style:style>
    <style:style style:name="P23" style:family="paragraph" style:parent-style-name="Text_20_body">
      <style:text-properties officeooo:paragraph-rsid="0015e43a"/>
    </style:style>
    <style:style style:name="P24" style:family="paragraph" style:parent-style-name="Text_20_body" style:list-style-name="L6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T1" style:family="text">
      <style:text-properties officeooo:rsid="001528e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28ee" style:font-weight-asian="bold" style:font-weight-complex="bold"/>
    </style:style>
    <style:style style:name="T5" style:family="text">
      <style:text-properties officeooo:rsid="0015e43a"/>
    </style:style>
    <style:style style:name="T6" style:family="text">
      <style:text-properties fo:font-size="12pt" officeooo:rsid="001528ee" style:font-size-asian="10.5pt" style:font-size-complex="12pt"/>
    </style:style>
    <style:style style:name="T7" style:family="text">
      <style:text-properties fo:font-size="12pt" officeooo:rsid="0015e43a" style:font-size-asian="10.5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size-asian="16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NUX PROGRAMMING ASSIGNMENT-2</text:p>
      <text:p text:style-name="P8"/>
      <text:p text:style-name="P9">name: skandashree s phaneesh</text:p>
      <text:p text:style-name="P9">usn: eng24cy0193</text:p>
      <text:p text:style-name="P9">roll number: 64</text:p>
      <text:p text:style-name="P7"/>
      <text:h text:style-name="P1" text:outline-level="3"><text:span text:style-name="Strong_20_Emphasis">Q1. What does the command </text:span><text:span text:style-name="Strong_20_Emphasis"><text:span text:style-name="Source_20_Text">pwd</text:span></text:span><text:span text:style-name="Strong_20_Emphasis">, </text:span><text:span text:style-name="Strong_20_Emphasis"><text:span text:style-name="Source_20_Text">whoami</text:span></text:span><text:span text:style-name="Strong_20_Emphasis">, and </text:span><text:span text:style-name="Strong_20_Emphasis"><text:span text:style-name="Source_20_Text">hostname</text:span></text:span><text:span text:style-name="Strong_20_Emphasis"> display?</text:span></text:h>
      <text:p text:style-name="P10"><text:span text:style-name="Strong_20_Emphasis"><text:span text:style-name="T1">Ans: </text:span></text:span><text:span text:style-name="Strong_20_Emphasis"><text:span text:style-name="T8">pwd (print working directory): Shows the full path of your current directory.<text:line-break/>Example:</text:span></text:span></text:p>
      <text:p text:style-name="P10"><text:span text:style-name="Strong_20_Emphasis"><text:span text:style-name="T8">$ pwd</text:span></text:span></text:p>
      <text:p text:style-name="P10"><text:span text:style-name="Strong_20_Emphasis"><text:span text:style-name="T8">/home/student/projects</text:span></text:span></text:p>
      <text:p text:style-name="P10"><text:span text:style-name="Strong_20_Emphasis"><text:span text:style-name="T8">whoami: Prints the username of the person currently logged in.<text:line-break/>Example:</text:span></text:span></text:p>
      <text:p text:style-name="P10"><text:span text:style-name="Strong_20_Emphasis"><text:span text:style-name="T8">$ whoami</text:span></text:span></text:p>
      <text:p text:style-name="P10"><text:span text:style-name="Strong_20_Emphasis"><text:span text:style-name="T8">student</text:span></text:span></text:p>
      <text:p text:style-name="P10"><text:span text:style-name="Strong_20_Emphasis"><text:span text:style-name="T8">hostname: Displays the system’s hostname (the network name of the machine).<text:line-break/>Example:</text:span></text:span></text:p>
      <text:p text:style-name="P10"><text:span text:style-name="Strong_20_Emphasis"><text:span text:style-name="T8">$ hostname</text:span></text:span></text:p>
      <text:p text:style-name="P10"><text:span text:style-name="Strong_20_Emphasis"><text:span text:style-name="T8">ubuntu-PC</text:span></text:span></text:p>
      <text:h text:style-name="P2" text:outline-level="3"><text:span text:style-name="Strong_20_Emphasis"><text:span text:style-name="T8">Q2.</text:span></text:span><text:span text:style-name="Strong_20_Emphasis"><text:span text:style-name="T9"> Command</text:span></text:span><text:span text:style-name="Strong_20_Emphasis"> to create a directory named “project” inside </text:span><text:span text:style-name="Strong_20_Emphasis"><text:span text:style-name="Source_20_Text">/home/student</text:span></text:span><text:span text:style-name="Strong_20_Emphasis"> and keep three </text:span><text:span text:style-name="Strong_20_Emphasis"><text:span text:style-name="Source_20_Text">.txt</text:span></text:span><text:span text:style-name="Strong_20_Emphasis"> files in it.</text:span></text:h>
      <text:p text:style-name="Text_20_body"><text:span text:style-name="T4">Ans: </text:span><text:span text:style-name="T3">Commands;</text:span></text:p>
      <text:p text:style-name="Text_20_body"><text:span text:style-name="T3">cd /home/student</text:span></text:p>
      <text:p text:style-name="Text_20_body"><text:span text:style-name="T3">mkdir project</text:span></text:p>
      <text:p text:style-name="Text_20_body"><text:span text:style-name="T3">cd project</text:span></text:p>
      <text:p text:style-name="Text_20_body"><text:span text:style-name="T3">touch file1.txt file2.txt file3.txt</text:span></text:p>
      <text:p text:style-name="Text_20_body"><text:span text:style-name="T3">ls</text:span></text:p>
      <text:p text:style-name="P11"><text:span text:style-name="T3">Output;</text:span></text:p>
      <text:p text:style-name="P11"><text:span text:style-name="T3">file1.txt <text:s/>file2.txt <text:s/>file3.txt</text:span></text:p>
      <text:h text:style-name="P3" text:outline-level="3"><text:span text:style-name="Strong_20_Emphasis">Q3. Difference between absolute path and relative path with examples.</text:span></text:h>
      <text:p text:style-name="P12"><text:span text:style-name="Strong_20_Emphasis"><text:span text:style-name="T5">Ans:</text:span></text:span></text:p>
      <text:list text:style-name="L3">
        <text:list-item>
          <text:p text:style-name="P13"><text:soft-page-break/><text:span text:style-name="Strong_20_Emphasis">Absolute Path:</text:span><text:span text:style-name="T3"> The complete path starting from root </text:span><text:span text:style-name="Source_20_Text"><text:span text:style-name="T3">/</text:span></text:span><text:span text:style-name="T3">. It never depends on the current directory.<text:line-break/>Example: </text:span><text:span text:style-name="Source_20_Text"><text:span text:style-name="T3">/home/student/project/file1.txt</text:span></text:span></text:p>
        </text:list-item>
        <text:list-item>
          <text:p text:style-name="P14"><text:span text:style-name="Strong_20_Emphasis"><text:span text:style-name="T3">Relative Path:</text:span></text:span><text:span text:style-name="T3"> A path given with respect to the current directory.<text:line-break/>Example: If you are inside </text:span><text:span text:style-name="Source_20_Text"><text:span text:style-name="T3">/home/student/project</text:span></text:span><text:span text:style-name="T3">, then just </text:span><text:span text:style-name="Source_20_Text"><text:span text:style-name="T3">file1.txt</text:span></text:span><text:span text:style-name="T3"> or </text:span><text:span text:style-name="Source_20_Text"><text:span text:style-name="T3">./file1.txt</text:span></text:span><text:span text:style-name="T3"> refers to the same file.</text:span></text:p>
        </text:list-item>
      </text:list>
      <text:h text:style-name="P4" text:outline-level="3"><text:span text:style-name="Strong_20_Emphasis">Q4. What command gives already executed command traces in the terminal?</text:span></text:h>
      <text:p text:style-name="Text_20_body">The <text:span text:style-name="Strong_20_Emphasis">history</text:span> command.</text:p>
      <text:p text:style-name="P15">Ans: $ history</text:p>
      <text:p text:style-name="P15">1 <text:s/>pwd</text:p>
      <text:p text:style-name="P15">2 <text:s/>whoami</text:p>
      <text:p text:style-name="P15">3 <text:s/>mkdir project</text:p>
      <text:p text:style-name="P15">4 <text:s/>cd project</text:p>
      <text:h text:style-name="P5" text:outline-level="3"><text:span text:style-name="Strong_20_Emphasis">Q5. Compare </text:span><text:span text:style-name="Strong_20_Emphasis"><text:span text:style-name="Source_20_Text">find</text:span></text:span><text:span text:style-name="Strong_20_Emphasis"> and </text:span><text:span text:style-name="Strong_20_Emphasis"><text:span text:style-name="Source_20_Text">locate</text:span></text:span><text:span text:style-name="Strong_20_Emphasis">. Which one is faster and why?</text:span></text:h>
      <text:p text:style-name="P16"><text:span text:style-name="Strong_20_Emphasis"><text:span text:style-name="T5">Ans:</text:span></text:span></text:p>
      <text:list text:style-name="L4">
        <text:list-item>
          <text:p text:style-name="P20"><text:span text:style-name="Strong_20_Emphasis">find:</text:span> <text:span text:style-name="T3">Searches for files by scanning directories in real time. Very accurate but slower for large systems.</text:span></text:p>
        </text:list-item>
        <text:list-item>
          <text:p text:style-name="P20"><text:span text:style-name="Strong_20_Emphasis"><text:span text:style-name="T3">locate:</text:span></text:span><text:span text:style-name="T3"> Uses a prebuilt database (</text:span><text:span text:style-name="Source_20_Text"><text:span text:style-name="T3">updatedb</text:span></text:span><text:span text:style-name="T3">) to find files. Much faster, but results depend on when the database was last updated.<text:line-break/></text:span><text:span text:style-name="Strong_20_Emphasis"><text:span text:style-name="T3">Faster:</text:span></text:span><text:span text:style-name="T3"> </text:span><text:span text:style-name="Source_20_Text"><text:span text:style-name="T3">locate</text:span></text:span><text:span text:style-name="T3"> is faster because it avoids live searching and instead looks in the database.</text:span></text:p>
        </text:list-item>
      </text:list>
      <text:h text:style-name="P6" text:outline-level="3"><text:span text:style-name="Strong_20_Emphasis"><text:span text:style-name="T3">Q6. </text:span></text:span><text:span text:style-name="Strong_20_Emphasis"><text:span text:style-name="T10">Which command modifies file permissions in Linux? Give an example.</text:span></text:span></text:h>
      <text:p text:style-name="P22"><text:span text:style-name="Strong_20_Emphasis"><text:span text:style-name="T5">Ans:</text:span></text:span></text:p>
      <text:p text:style-name="Text_20_body"><text:span text:style-name="T3">The command is </text:span><text:span text:style-name="Strong_20_Emphasis"><text:span text:style-name="T3">chmod</text:span></text:span><text:span text:style-name="T3">.<text:line-break/>Example: chmod 755 script.sh</text:span></text:p>
      <text:p text:style-name="P18">This sets permissions to:</text:p>
      <text:list text:style-name="L5">
        <text:list-item>
          <text:p text:style-name="P19">Owner → read, write, execute</text:p>
        </text:list-item>
        <text:list-item>
          <text:p text:style-name="P19">Group → read, execute</text:p>
        </text:list-item>
        <text:list-item>
          <text:p text:style-name="P19">Others → read, execute</text:p>
        </text:list-item>
      </text:list>
      <text:h text:style-name="Heading_20_3" text:outline-level="3"><text:span text:style-name="Strong_20_Emphasis">Q7. A file has permissions </text:span><text:span text:style-name="Strong_20_Emphasis"><text:span text:style-name="Source_20_Text">-rw-r--r--</text:span></text:span><text:span text:style-name="Strong_20_Emphasis">. What does this mean?</text:span></text:h>
      <text:p text:style-name="P23"><text:span text:style-name="Strong_20_Emphasis"><text:span text:style-name="T5">Ans:</text:span></text:span></text:p>
      <text:list text:style-name="L6">
        <text:list-item>
          <text:p text:style-name="P24"><text:span text:style-name="Source_20_Text"><text:span text:style-name="T3">-</text:span></text:span><text:span text:style-name="T3"> → It is a regular file.</text:span></text:p>
        </text:list-item>
        <text:list-item>
          <text:p text:style-name="P24"><text:span text:style-name="Source_20_Text"><text:span text:style-name="T3">rw-</text:span></text:span><text:span text:style-name="T3"> → Owner can read and write.</text:span></text:p>
        </text:list-item>
        <text:list-item>
          <text:p text:style-name="P24"><text:soft-page-break/><text:span text:style-name="Source_20_Text"><text:span text:style-name="T3">r--</text:span></text:span><text:span text:style-name="T3"> → Group can only read.</text:span></text:p>
        </text:list-item>
        <text:list-item>
          <text:p text:style-name="P24"><text:span text:style-name="Source_20_Text"><text:span text:style-name="T3">r--</text:span></text:span><text:span text:style-name="T3"> → Others can only read.</text:span></text:p>
        </text:list-item>
      </text:list>
      <text:p text:style-name="P18">So the file is writable only by the owner, readable by everyone.</text:p>
      <text:h text:style-name="Heading_20_3" text:outline-level="3"><text:span text:style-name="Strong_20_Emphasis">Q8. Difference between </text:span><text:span text:style-name="Strong_20_Emphasis"><text:span text:style-name="Source_20_Text">chown</text:span></text:span><text:span text:style-name="Strong_20_Emphasis"> and </text:span><text:span text:style-name="Strong_20_Emphasis"><text:span text:style-name="Source_20_Text">chgrp</text:span></text:span><text:span text:style-name="Strong_20_Emphasis"> with example.</text:span></text:h>
      <text:p text:style-name="P23"><text:span text:style-name="Strong_20_Emphasis"><text:span text:style-name="T5">Ans:</text:span></text:span></text:p>
      <text:list text:style-name="L10">
        <text:list-header>
          <text:p text:style-name="P26"><text:span text:style-name="Strong_20_Emphasis">chown:</text:span> <text:span text:style-name="T3">Changes the owner of a file.</text:span></text:p>
        </text:list-header>
      </text:list>
      <text:p text:style-name="Text_20_body"><text:span text:style-name="Strong_20_Emphasis">sudo chown alice file1.txt</text:span></text:p>
      <text:p text:style-name="Text_20_body"><text:span text:style-name="Strong_20_Emphasis"><text:s text:c="12"/>chgrp: Changes the group ownership of a file.</text:span></text:p>
      <text:p text:style-name="Text_20_body"><text:span text:style-name="Strong_20_Emphasis">sudo chgrp developers file1.txt</text:span></text:p>
      <text:p text:style-name="P21">So <text:span text:style-name="Source_20_Text">chown</text:span> modifies <text:span text:style-name="Emphasis">who owns</text:span> the file, while <text:span text:style-name="Source_20_Text">chgrp</text:span> modifies <text:span text:style-name="Emphasis">which group owns</text:span> the file.</text:p>
      <text:h text:style-name="Heading_20_3" text:outline-level="3"><text:span text:style-name="Strong_20_Emphasis">Q9. A file needs to be accessible by multiple users but only writable by the owner. How will you set permissions?</text:span></text:h>
      <text:p text:style-name="P23"><text:span text:style-name="Strong_20_Emphasis"><text:span text:style-name="T5">Ans:</text:span></text:span></text:p>
      <text:p text:style-name="Text_20_body"><text:span text:style-name="T3">Set file permission to</text:span> <text:span text:style-name="Strong_20_Emphasis">644</text:span>:</text:p>
      <text:p text:style-name="P21">chmod 644 shared.txt</text:p>
      <text:p text:style-name="P21">Meaning:</text:p>
      <text:list text:style-name="L11">
        <text:list-item>
          <text:p text:style-name="P17">Owner → read, write</text:p>
        </text:list-item>
        <text:list-item>
          <text:p text:style-name="P17">Group → read</text:p>
        </text:list-item>
        <text:list-item>
          <text:p text:style-name="P17">Others → read</text:p>
        </text:list-item>
      </text:list>
      <text:p text:style-name="P18">So multiple users can access it, but only the owner can modify it.</text:p>
      <text:h text:style-name="Heading_20_3" text:outline-level="3"><text:span text:style-name="Strong_20_Emphasis"><text:span text:style-name="T6">Q10. How do you check the manual page for any Linux command?</text:span></text:span></text:h>
      <text:p text:style-name="P23"><text:span text:style-name="Strong_20_Emphasis"><text:span text:style-name="T7">Ans:</text:span></text:span></text:p>
      <text:p text:style-name="Text_20_body"><text:span text:style-name="T3">Use the </text:span><text:span text:style-name="Strong_20_Emphasis"><text:span text:style-name="T3">man</text:span></text:span><text:span text:style-name="T3"> command.<text:line-break/>Example:</text:span></text:p>
      <text:p text:style-name="P21">man ls</text:p>
      <text:p text:style-name="P21">This shows the manual for the <text:span text:style-name="Source_20_Text">ls</text:span> command, with details about its options and usa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9:37:29.647908959</meta:creation-date>
    <dc:date>2025-09-25T20:49:08.666001566</dc:date>
    <meta:editing-duration>PT56S</meta:editing-duration>
    <meta:editing-cycles>1</meta:editing-cycles>
    <meta:document-statistic meta:table-count="0" meta:image-count="0" meta:object-count="0" meta:page-count="3" meta:paragraph-count="73" meta:word-count="489" meta:character-count="2836" meta:non-whitespace-character-count="2419"/>
    <meta:generator>LibreOffice/24.2.7.2$Linux_X86_64 LibreOffice_project/420$Build-2</meta:generator>
  </office:meta>
</office:document-meta>
</file>